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1984" officeooo:paragraph-rsid="001a1984"/>
    </style:style>
    <style:style style:name="T1" style:family="text">
      <style:text-properties fo:language="en" fo:country="US" officeooo:rsid="001a19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юджет</text:p>
      <text:p text:style-name="P1">Дедлайн</text:p>
      <text:p text:style-name="P1">Ім1я</text:p>
      <text:p text:style-name="P1">телефон</text:p>
      <text:p text:style-name="P1">телеграм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1T13:10:41.530000000</dc:date>
    <meta:editing-duration>PT28S</meta:editing-duration>
    <meta:editing-cycles>1</meta:editing-cycles>
    <meta:document-statistic meta:table-count="0" meta:image-count="0" meta:object-count="0" meta:page-count="1" meta:paragraph-count="5" meta:word-count="5" meta:character-count="32" meta:non-whitespace-character-count="32"/>
    <meta:generator>LibreOffice/7.2.2.2$Windows_X86_64 LibreOffice_project/02b2acce88a210515b4a5bb2e46cbfb63fe97d56</meta:generator>
  </office:meta>
</office:document-meta>
</file>